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1.251cm" fo:text-indent="0cm" style:auto-text-indent="false"/>
    </style:style>
    <style:style style:name="P2" style:family="paragraph" style:parent-style-name="Standard">
      <style:text-properties officeooo:rsid="000adf98" officeooo:paragraph-rsid="000adf98"/>
    </style:style>
    <style:style style:name="P3" style:family="paragraph" style:parent-style-name="Standard">
      <style:text-properties officeooo:paragraph-rsid="000adf98"/>
    </style:style>
    <style:style style:name="P4" style:family="paragraph" style:parent-style-name="Standard" style:list-style-name="L2">
      <style:text-properties officeooo:rsid="000c06ec" officeooo:paragraph-rsid="000c06ec"/>
    </style:style>
    <style:style style:name="P5" style:family="paragraph" style:parent-style-name="Standard">
      <style:text-properties officeooo:rsid="000c06ec" officeooo:paragraph-rsid="000c06ec"/>
    </style:style>
    <style:style style:name="P6" style:family="paragraph" style:parent-style-name="Standard">
      <style:text-properties officeooo:rsid="000cbec5" officeooo:paragraph-rsid="000cbec5"/>
    </style:style>
    <style:style style:name="P7" style:family="paragraph" style:parent-style-name="Standard" style:list-style-name="L3">
      <style:text-properties officeooo:rsid="000cbec5" officeooo:paragraph-rsid="000cbec5"/>
    </style:style>
    <style:style style:name="P8" style:family="paragraph" style:parent-style-name="Standard" style:list-style-name="L3">
      <style:text-properties officeooo:paragraph-rsid="000cbec5"/>
    </style:style>
    <style:style style:name="P9" style:family="paragraph" style:parent-style-name="Text_20_body">
      <style:text-properties officeooo:rsid="000cee14" officeooo:paragraph-rsid="000cee14"/>
    </style:style>
    <style:style style:name="T1" style:family="text">
      <style:text-properties officeooo:rsid="000adf98"/>
    </style:style>
    <style:style style:name="T2" style:family="text">
      <style:text-properties officeooo:rsid="000c06ec"/>
    </style:style>
    <style:style style:name="T3" style:family="text">
      <style:text-properties officeooo:rsid="000cbe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access virtual HDDs in Proxmox’s</text:h>
      <text:p text:style-name="P2"/>
      <text:h text:style-name="Heading_20_3" text:outline-level="3">Introduction</text:h>
      <text:p text:style-name="P3"><text:span text:style-name="T1">Sometimes it is necessary to access the virtual HDDs of your Proxmox VMs, for example to migrate a VM from or to Proxmox, or for backup or forensics.</text:span></text:p>
      <text:p text:style-name="P3"/>
      <text:p text:style-name="P2">In this Document we will lo<text:span text:style-name="T2">o</text:span>k at the following <text:span text:style-name="T2">options:</text:span></text:p>
      <text:list text:style-name="L2">
        <text:list-item>
          <text:p text:style-name="P4">File based virtual Disks: qcow2, vmdk, vhdx, etc.</text:p>
        </text:list-item>
        <text:list-item>
          <text:p text:style-name="P4">LVM Storage</text:p>
        </text:list-item>
        <text:list-item>
          <text:p text:style-name="P4">ZFS Storage</text:p>
        </text:list-item>
        <text:list-item>
          <text:p text:style-name="P4">Ceph Storage</text:p>
        </text:list-item>
      </text:list>
      <text:p text:style-name="P2"/>
      <text:p text:style-name="P5">the general goal is to provide access to virtual Disks in a way that you can use the usual commands you would use on a raw Harddisk, for example 'fdisk, cfdisk, dd, mount', etc.</text:p>
      <text:p text:style-name="P3"/>
      <text:h text:style-name="Heading_20_3" text:outline-level="3">Getting Access</text:h>
      <text:p text:style-name="P5"/>
      <text:h text:style-name="Heading_20_5" text:outline-level="5">File Based<text:span text:style-name="T3"> virtual Disks</text:span></text:h>
      <text:p text:style-name="Text_20_body"/>
      <text:h text:style-name="Heading_20_7" text:outline-level="7">How to convert<text:span text:style-name="T3">:</text:span></text:h>
      <text:p text:style-name="P5">Proxmox is shipped with a killer-application according to virtual disk formats: "qemu-img".</text:p>
      <text:p text:style-name="P5">With qemu-img you can read, write or convert a wide range of virtual disks. Here is a list of supported Formats:</text:p>
      <text:p text:style-name="P5"/>
      <text:p text:style-name="P1">alloc-track<text:span text:style-name="T2">,</text:span> backup-dump-drive<text:span text:style-name="T2">,</text:span> blkdebug<text:span text:style-name="T2">,</text:span> blklogwrites<text:span text:style-name="T3">,</text:span> blkverify<text:span text:style-name="T3">,</text:span> bochs<text:span text:style-name="T3">,</text:span> cloop<text:span text:style-name="T3">,</text:span> compress<text:span text:style-name="T3">,</text:span> copy-before-write<text:span text:style-name="T3">,</text:span> copy-on-read<text:span text:style-name="T3">,</text:span> dmg<text:span text:style-name="T3">,</text:span> file<text:span text:style-name="T3">,</text:span> ftp<text:span text:style-name="T3">,</text:span> ftps<text:span text:style-name="T3">,</text:span> gluster<text:span text:style-name="T3">,</text:span> host_cdrom<text:span text:style-name="T3">,</text:span> host_device<text:span text:style-name="T3">,</text:span> http<text:span text:style-name="T3">,</text:span> https<text:span text:style-name="T3">,</text:span> iscsi<text:span text:style-name="T3">,</text:span> iser<text:span text:style-name="T3">,</text:span> luks<text:span text:style-name="T3">,</text:span> nbd<text:span text:style-name="T3">,</text:span> null-aio<text:span text:style-name="T3">,</text:span> null-co<text:span text:style-name="T3">,</text:span> nvme<text:span text:style-name="T3">,</text:span> parallels<text:span text:style-name="T3">,</text:span> pbs<text:span text:style-name="T3">,</text:span> preallocate<text:span text:style-name="T3">,</text:span> qcow<text:span text:style-name="T3">,</text:span> qcow2<text:span text:style-name="T3">,</text:span> qed<text:span text:style-name="T3">,</text:span> quorum<text:span text:style-name="T3">,</text:span> raw<text:span text:style-name="T2">,</text:span> rbd<text:span text:style-name="T2">,</text:span> replication<text:span text:style-name="T2">,</text:span> snapshot-access<text:span text:style-name="T2">,</text:span> throttle<text:span text:style-name="T2">,</text:span> vdi<text:span text:style-name="T2">,</text:span> vhdx<text:span text:style-name="T2">,</text:span> vmdk<text:span text:style-name="T2">,</text:span> vpc<text:span text:style-name="T2">,</text:span> vvfat<text:span text:style-name="T2">,</text:span> zeroinit</text:p>
      <text:p text:style-name="Standard"/>
      <text:p text:style-name="P6">Here is a Example for converting a vmware "vmdk" File to the "qcow2" Format:</text:p>
      <text:p text:style-name="P6"/>
      <text:p text:style-name="Preformatted_20_Text"><text:s/>qemu-img convert -p -f <text:span text:style-name="T3">vmdk</text:span> <text:span text:style-name="T3">vmware-Disk-0.vmdk</text:span> -O vhdx <text:span text:style-name="T3">new-Disk-0</text:span>.vhdx</text:p>
      <text:p text:style-name="Preformatted_20_Text"/>
      <text:p text:style-name="P6">The Options explained: </text:p>
      <text:list text:style-name="L3">
        <text:list-item>
          <text:p text:style-name="P8"><text:span text:style-name="T3">qemu-img convert : Tell qemu-img to convert a Disk</text:span></text:p>
        </text:list-item>
        <text:list-item>
          <text:p text:style-name="P8"><text:span text:style-name="T3">-p : Shows the progress from 0% to 100% while converting</text:span></text:p>
        </text:list-item>
        <text:list-item>
          <text:p text:style-name="P7">-f : The Input Format of the Disk to be converted</text:p>
        </text:list-item>
        <text:list-item>
          <text:p text:style-name="P7">-O : The Output Format of the converted Disk</text:p>
        </text:list-item>
      </text:list>
      <text:p text:style-name="P6"/>
      <text:h text:style-name="Heading_20_7" text:outline-level="7">How to access file based virtual Disks:</text:h>
      <text:p text:style-name="P9">If you want to access a virtual Disk, maybe to ectract some Files you may need the "qemu-nbd" Tool.</text:p>
      <text:p text:style-name="P5"/>
      <text:h text:style-name="Heading_20_5" text:outline-level="5">LVM</text:h>
      <text:p text:style-name="P5"/>
      <text:p text:style-name="P5"/>
      <text:h text:style-name="Heading_20_5" text:outline-level="5">ZFS</text:h>
      <text:p text:style-name="P5"/>
      <text:p text:style-name="P5"/>
      <text:h text:style-name="Heading_20_5" text:outline-level="5"><text:soft-page-break/>Ceph</text:h>
      <text:p text:style-name="P3"/>
      <text:p text:style-name="P3"/>
      <text:p text:style-name="P3"/>
      <text:p text:style-name="Standard"/>
      <text:p text:style-name="Standard"><text:s/>qemu-img convert -p -f raw /dev/sda -O vhdx /mnt/nas/Festplatte1.vhdx</text:p>
      <text:p text:style-name="Standard"><text:s/></text:p>
      <text:p text:style-name="Standard"><text:s/>Der Obige Befehl liest die komplette Festplatte /dev/sda ein, konvertiert das Rohformat (raw)</text:p>
      <text:p text:style-name="Standard"><text:s/>in das Format VHDX und erzeugt eine virtuelle Platte Namens Festplatte1.vhdx</text:p>
      <text:p text:style-name="Standard"/>
      <text:p text:style-name="Standard">===Bereitstellen mit qemu-nbd===</text:p>
      <text:p text:style-name="Standard">Mit ''qemu-nbd'' können Plattenimages gemounted werden und wie normale Festplatten behandelt werden. </text:p>
      <text:p text:style-name="Standard"/>
      <text:p text:style-name="Standard">'''Wichtig!'''</text:p>
      <text:p text:style-name="Standard">Damit ''qemu-nbd'' richtig funktioniert muß das Kernelmodul ''nbd'' aktiv sein. Dies kann bei Bedarf mit</text:p>
      <text:p text:style-name="Standard">&lt;code&gt;modprobe nbd&lt;/code&gt; manuell nachgeholt werden.</text:p>
      <text:p text:style-name="Standard"/>
      <text:p text:style-name="Standard"><text:s/>Beispiel:</text:p>
      <text:p text:style-name="Standard"><text:s/>qemu-nbd -r -t -c /dev/nbd0 -f vhdx /mnt/nas/AL5405.VHDX</text:p>
      <text:p text:style-name="Standard"><text:s/></text:p>
      <text:p text:style-name="Standard"><text:s/>Dieses Beispiel stellt die virtuelle Platte AL5405.VHDX nur lesbar (-r) als Device /dev/nbd0 bereit.</text:p>
      <text:p text:style-name="Standard"><text:s/>/dev/nbd0 kann wie eine ganz normale Platte behandelt werden, z.B.: fdisk -l /dev/nbd0</text:p>
      <text:p text:style-name="Standard"/>
      <text:p text:style-name="Standard">===Bereitstellen mit losetup===</text:p>
      <text:p text:style-name="Standard">Eine einfache (und alte) Möglichkeit um .RAW oder .ISO Images bereitzustellen ist per Loopback-Device:</text:p>
      <text:p text:style-name="Standard"><text:s/>Beispiel:</text:p>
      <text:p text:style-name="Standard"><text:s/>die Datei hddbackup.raw soll als Gerät /dev/loop0 bereitgestellt werden.</text:p>
      <text:p text:style-name="Standard"><text:s/>Der folgende Befehl sucht mit der Option "-f" das erste freie Loopbackgerät:</text:p>
      <text:p text:style-name="Standard"><text:s/></text:p>
      <text:p text:style-name="Standard"><text:s/>losetup -f hddbackup.raw</text:p>
      <text:p text:style-name="Standard"/>
      <text:p text:style-name="Standard"><text:s/>Man kann sich auch alle aktuell aktiven Loopbackgeräte anzeigen lassen:</text:p>
      <text:p text:style-name="Standard"><text:s/></text:p>
      <text:p text:style-name="Standard"><text:s/>losetup -l</text:p>
      <text:p text:style-name="Standard"><text:s/></text:p>
      <text:p text:style-name="Standard"><text:s/>NAME <text:s text:c="6"/>SIZELIMIT OFFSET AUTOCLEAR RO BACK-FILE <text:s text:c="4"/>DIO LOG-SEC</text:p>
      <text:p text:style-name="Standard"><text:s/>/dev/loop0 <text:s text:c="8"/>0 <text:s text:c="5"/>0 <text:s text:c="8"/>0 <text:s/>0 hddbackup.raw <text:s text:c="2"/>0 <text:s text:c="4"/>512</text:p>
      <text:p text:style-name="Standard"/>
      <text:p text:style-name="Standard"><text:s/>Nun kann man mit "partprobe" noch die Partitionen ermitteln:</text:p>
      <text:p text:style-name="Standard"><text:s/></text:p>
      <text:p text:style-name="Standard"><text:s/>partprobe /dev/loop0</text:p>
      <text:p text:style-name="Standard"><text:s/></text:p>
      <text:p text:style-name="Standard"><text:s/>danach kann man das Gerät "/dev/loop0" genauso wie eine Festplatte (z.B. /dev/hda oder /dev/sda) benutzen.</text:p>
      <text:p text:style-name="Standard"><text:s/>z.B. mit "cfdisk /dev/loop0"</text:p>
      <text:p text:style-name="Standard"/>
      <text:p text:style-name="Standard">==LVM==</text:p>
      <text:p text:style-name="Standard"/>
      <text:p text:style-name="Standard">===Bereitstellen===</text:p>
      <text:p text:style-name="Standard">Auf der Konsole von Proxmox kann man direkt auf die virtuellen Festplatten der einzelnen VMs oder Container zugreifen.</text:p>
      <text:p text:style-name="Standard">Im Verzeichnis &lt;code&gt;/dev/mapper&lt;/code&gt; werden automatisch symbolische Links erstellt:</text:p>
      <text:p text:style-name="Standard"/>
      <text:p text:style-name="Standard">'''Beispiel:'''</text:p>
      <text:p text:style-name="Standard">:[[File:peter_2023-02-15 08_58_46.png]]</text:p>
      <text:p text:style-name="Standard"><text:soft-page-break/>*Auf die erste Festplatte der VM 104 kann über den Pfad &lt;code&gt;/dev/mapper/pve-vm--104--disk--0&lt;/code&gt; zugegriffen werden.</text:p>
      <text:p text:style-name="Standard">*Es kann sogar auf Snapshots zugegriffen werden, z.B. Datei &lt;code&gt;/dev/mapper/pve-vm--104--state--preinstall&lt;/code&gt;</text:p>
      <text:p text:style-name="Standard"/>
      <text:p text:style-name="Standard">:[[File:peter_2023-02-15 09_06_19.png]]</text:p>
      <text:p text:style-name="Standard">*Im obigen Bild wird z.B. eine Liste aller Partitionen der Festplatte von VM 104 ausgegeben.</text:p>
      <text:p text:style-name="Standard"/>
      <text:p text:style-name="Standard">===Konvertieren===</text:p>
      <text:p text:style-name="Standard">virtuelle LVM-Platten können direkt mit ''qemu-img'' konvertiert werden. Dabei sollte die VM jedoch ausgeschaltet sein!</text:p>
      <text:p text:style-name="Standard"/>
      <text:p text:style-name="Standard"><text:s/>Beispiel:</text:p>
      <text:p text:style-name="Standard"><text:s/>qemu-img convert -p -f raw /dev/mapper/pve-vm--104--disk--0 -O vmdk /tmp/VM104_HDD.vmdk</text:p>
      <text:p text:style-name="Standard"><text:s/></text:p>
      <text:p text:style-name="Standard"><text:s/>Danach kann die Datei VM104_HDD.vmdk z.B. in VMware verwendet werden</text:p>
      <text:p text:style-name="Standard"/>
      <text:p text:style-name="Standard"><text:s/>Der umgekehrte Weg, z.B. zur Migration von VMware auf Proxmox VE:</text:p>
      <text:p text:style-name="Standard"><text:s/></text:p>
      <text:p text:style-name="Standard"><text:s/>qemu-img convert -f vmdk /mnt/emc/alb-server-01.vmdk -O raw /dev/mapper/pve-vm--104--disk--0</text:p>
      <text:p text:style-name="Standard"/>
      <text:p text:style-name="Standard">==ZFS==</text:p>
      <text:p text:style-name="Standard">Wird in Proxmox das ZFS Dateisystem als Storage verwendet werden ähnlich wie bei LVM automatisch symbolische Links angelegt.</text:p>
      <text:p text:style-name="Standard">Die einzelnen virtuellen Platten sind dann im Verzeichnis &lt;code&gt;/dev/zvol/&lt;rpool-name&gt;/&lt;/code&gt; zu finden.</text:p>
      <text:p text:style-name="Standard"/>
      <text:p text:style-name="Standard">==Ceph==</text:p>
      <text:p text:style-name="Standard">Bei der Verwendung von Ceph werden keine symbolischen Links wie z.B. bei LVM verwendet. Die virtuellen Platten müssen</text:p>
      <text:p text:style-name="Standard">von Hand gemappt werden. Dabei wird eine Gerätedatei bzw. ein Blockdevice erstellt. Sobald eine virtuelle Platte ''gemappt'' wurde </text:p>
      <text:p text:style-name="Standard">steht sie z.B. unter dem Namen &lt;code&gt;/dev/rbd0&lt;/code&gt; zur Verfügung. Werden mehrere Platten gemappt</text:p>
      <text:p text:style-name="Standard">werden auch mehrere Devices /dev/rbd1, /dev/rbd2 .... /dev/rbdN erstellt.</text:p>
      <text:p text:style-name="Standard"/>
      <text:p text:style-name="Standard">===vorhandene Pools anzeigen===</text:p>
      <text:p text:style-name="Standard"><text:s/>ceph osd lspools</text:p>
      <text:p text:style-name="Standard"/>
      <text:p text:style-name="Standard">===Disk-Images eines Pools anzeigen===</text:p>
      <text:p text:style-name="Standard"><text:s/>rbd -p &lt;pool&gt; list, z.B.:</text:p>
      <text:p text:style-name="Standard"><text:s/>rbd -p vm_ssd list</text:p>
      <text:p text:style-name="Standard"/>
      <text:p text:style-name="Standard">===Disk-Images mappen/unmappen/zeigen===</text:p>
      <text:p text:style-name="Standard"><text:s/>rbd -p &lt;pool&gt; map &lt;vm-???-disk_0&gt; z.B.:</text:p>
      <text:p text:style-name="Standard"><text:s/>rbd -p vm_ssd map vm-113-disk-0</text:p>
      <text:p text:style-name="Standard"/>
      <text:p text:style-name="Standard"><text:s/>rbd unmap /dev/rbd? z.B.:</text:p>
      <text:p text:style-name="Standard"><text:s/>rbd unmap /dev/rbd0</text:p>
      <text:p text:style-name="Standard"/>
      <text:p text:style-name="Standard"><text:s/>rbd device list</text:p>
      <text:p text:style-name="Standard"/>
      <text:p text:style-name="Standard">=Manipulation von virtuellen Festplatten=</text:p>
      <text:p text:style-name="Standard"/>
      <text:p text:style-name="Standard">===LVM in einer VM vergrößern===</text:p>
      <text:p text:style-name="Standard">Als erstes muß die virtuelle Festplatte einer VM in Proxmox vergrößert werden.</text:p>
      <text:p text:style-name="Standard"/>
      <text:p text:style-name="Standard"><text:soft-page-break/>Nach dem vergrössern kann man die VM neu starten, einige Zeit warten oder einen „Rescan“ durchführen:</text:p>
      <text:p text:style-name="Standard"><text:s/>echo 1 &gt; /sys/class/block/sdb/device/rescan</text:p>
      <text:p text:style-name="Standard"/>
      <text:p text:style-name="Standard">Jetzt kann mit „cfdisk“ die Partitionstabelle erweitert werden:</text:p>
      <text:p text:style-name="Standard"><text:s/>cfdisk /dev/sdb</text:p>
      <text:p text:style-name="Standard"><text:s/>-&gt; „/dev/sdb1“ auswählen und mit dem Menü „Resize“ vergrössern auf die Grösse die man möchte, nach dem anpassen muss die Änderung mit „Write“ gespeichert werden.</text:p>
      <text:p text:style-name="Standard"/>
      <text:p text:style-name="Standard">Mit „pvresize“ kann jetzt die Physikalische Volumengruppe erweitert werden:</text:p>
      <text:p text:style-name="Standard"><text:s/>pvresize /dev/sdb1</text:p>
      <text:p text:style-name="Standard"/>
      <text:p text:style-name="Standard">Mit „vgs“ sollte danach geprüft werden ob der Freie Speicherplatz vorhanden ist:</text:p>
      <text:p text:style-name="Standard"><text:s/>VG <text:s text:c="5"/>#PV #LV #SN Attr <text:s text:c="2"/>VSize <text:s text:c="3"/>VFree</text:p>
      <text:p text:style-name="Standard"><text:s/>vg_data <text:s text:c="2"/>1 <text:s text:c="2"/>1 <text:s text:c="2"/>0 wz--n- &lt;200.00g 50.00g</text:p>
      <text:p text:style-name="Standard"/>
      <text:p text:style-name="Standard">LVM mit dem maximal verfügbaren Speicherplatz erweitern:</text:p>
      <text:p text:style-name="Standard"><text:s/>lvextend -l +100%FREE /dev/mapper/vg_data-lv_data</text:p>
      <text:p text:style-name="Standard"/>
      <text:p text:style-name="Standard">Als letztes muss jetzt nur noch mit "resize2fs" das Dateisystem angepasst werden damit der Speicherplatz auch wirklich verwendet werden kann:</text:p>
      <text:p text:style-name="Standard"><text:s/>resize2fs /dev/mapper/vg_data-lv_data</text:p>
      <text:p text:style-name="Standard"/>
      <text:p text:style-name="Standard">===Beispiel einer Migration von vmware auf Proxmox ceph===</text:p>
      <text:p text:style-name="Standard">Beispiel: Die VM ''alb-mailgate-01'' auf dem ESXi Host ''alb-vmf-01'' soll auf den Proxmox HCI Cluster migriert werden. Dazu soll die virtuelle Festplatte der VM auf den Ceph-Storage des HCI-Clusters geklont werden.</text:p>
      <text:p text:style-name="Standard"/>
      <text:p text:style-name="Standard">Vorgehensweise:</text:p>
      <text:p text:style-name="Standard">*Erstellen einer leeren VM in Proxmox mit (mindestens) den selben Ausgangsdaten: gleiche Anzahl CPUs, RAM, Festplattenplatz, etc.</text:p>
      <text:p text:style-name="Standard">*Die ID der VM ist 113, die Festplatte der neuen VM soll auf dem Ceph-Storage ''vm_ssd'' liegen</text:p>
      <text:p text:style-name="Standard">*Die VM soll auf alb-pve-03 laufen. Wir öffnen dort eine Webshell und mounten per NFS die Dell-EMC, wo alle VMs der ESXi Server liegen:</text:p>
      <text:p text:style-name="Standard"><text:s/>mount 192.168.178.142:/NFS-FS01 /mnt/pub</text:p>
      <text:p text:style-name="Standard">*Nun können wir direkt auf die ''.vmdk'' Dateien unter ''/mnt/pub/alb-mailgate-01/alb-mailgate-01.vmdk'' zugreifen!</text:p>
      <text:p text:style-name="Standard">*Nun müssen wir uns einen Zugriff auf die Festplatte der neuen VM schaffen:</text:p>
      <text:p text:style-name="Standard"><text:s/>rbd -p vm_ssd map vm-113-disk-0</text:p>
      <text:p text:style-name="Standard">*Wir können die erfolgreiche Ausführung des Befehls überprüfen:</text:p>
      <text:p text:style-name="Standard"><text:s/>root@alb-pve-03:~# rbd device list</text:p>
      <text:p text:style-name="Standard"><text:s/>id <text:s/>pool <text:s text:c="3"/>namespace <text:s/>image <text:s text:c="9"/>snap <text:s/>device <text:s text:c="2"/></text:p>
      <text:p text:style-name="Standard"><text:s/>0 <text:s text:c="2"/>vm_ssd <text:s text:c="12"/>vm-113-disk-0 <text:s/>- <text:s text:c="4"/>/dev/rbd0</text:p>
      <text:p text:style-name="Standard">*Die Festplatte der VM 113 wurde auf /dev/rbd0 gemappt!</text:p>
      <text:p text:style-name="Standard">*Wir stoppen nun die originale VM auf dem ESXi-Server</text:p>
      <text:p text:style-name="Standard">*Nun können wir die virtuelle Festplatte mittels ''qemu-img'' konvertieren:</text:p>
      <text:p text:style-name="Standard"><text:s/>qemu-img convert -f vmdk /mnt/pub/alb-mailgate-01/alb-mailgate-01.vmdk -O raw /dev/rbd0 -p</text:p>
      <text:p text:style-name="Standard">*Nachdem die Konvertierung erfolgt ist, kann die neue VM auf dem Proxmox HCI-Cluster gestartet werden. '''Hinweis:''' Da sich die virtuelle Hardware der Netzwerkkarte zwischen Proxmox und vmware unterscheidet muß das Netzwerk unter Umständen neu konfiguriert werden!</text:p>
      <text:p text:style-name="Standard"/>
      <text:p text:style-name="Standard">=Quellen=</text:p>
      <text:p text:style-name="Standard">* [https://forum.proxmox.com/threads/i-there-an-easy-way-to-mount-the-rbd-image-of-a-vm-on-a-non-proxmox-host.60167/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.6cm" fo:margin-right="0.6cm" style:writing-mode="lr-tb" style:footnote-max-height="0cm" loext:margin-gutter="0.6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5:10:57.533000000</meta:creation-date>
    <dc:date>2024-03-30T15:45:26.979000000</dc:date>
    <meta:editing-duration>PT2M38S</meta:editing-duration>
    <meta:editing-cycles>1</meta:editing-cycles>
    <meta:document-statistic meta:table-count="0" meta:image-count="0" meta:object-count="0" meta:page-count="4" meta:paragraph-count="136" meta:word-count="1133" meta:character-count="8187" meta:non-whitespace-character-count="7052"/>
    <meta:generator>LibreOffice/7.6.2.1$Windows_x86 LibreOffice_project/56f7684011345957bbf33a7ee678afaf4d2ba333</meta:generator>
  </office:meta>
</office:document-meta>
</file>